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3.595cm" svg:height="9.355cm" svg:x="2.92cm" svg:y="0.635cm">
          <text:p/>
          <draw:enhanced-geometry svg:viewBox="0 0 21600 21600" draw:type="rectangle" draw:enhanced-path="M 0 0 L 21600 0 21600 21600 0 21600 0 0 Z N"/>
        </draw:custom-shape>
        <draw:rect draw:style-name="gr2" draw:text-style-name="P2" draw:id="id1" draw:layer="layout" svg:width="12.134cm" svg:height="1.503cm" svg:x="3.603cm" svg:y="4.334cm">
          <text:p text:style-name="P2">Determine Analysis Requirements</text:p>
        </draw:rect>
        <draw:rect draw:style-name="gr2" draw:text-style-name="P2" draw:id="id3" draw:layer="layout" svg:width="12.317cm" svg:height="1.548cm" svg:x="3.512cm" svg:y="1.46cm">
          <text:p text:style-name="P2">Determine Synthesis Requirements</text:p>
        </draw:rect>
        <draw:rect draw:style-name="gr2" draw:text-style-name="P2" draw:id="id2" draw:layer="layout" svg:width="12.773cm" svg:height="1.686cm" svg:x="3.284cm" svg:y="7.207cm">
          <text:p text:style-name="P2">Determine Extraction Requirements</text:p>
        </draw:rect>
        <draw:connector draw:style-name="gr3" draw:layer="layout" draw:type="line" svg:x1="9.67cm" svg:y1="5.837cm" svg:x2="9.67cm" svg:y2="7.207cm" draw:start-shape="id1" draw:end-shape="id2" draw:end-glue-point="0" svg:d="m9670 5837v1370">
          <text:p/>
        </draw:connector>
        <draw:connector draw:style-name="gr3" draw:layer="layout" draw:type="line" svg:x1="9.67cm" svg:y1="3.008cm" svg:x2="9.67cm" svg:y2="4.334cm" draw:start-shape="id3" draw:end-shape="id1" draw:end-glue-point="0" svg:d="m9670 3008v13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15:28:46</dc:date>
    <dc:language>en-US</dc:language>
    <meta:editing-cycles>10</meta:editing-cycles>
    <meta:editing-duration>PT01H00M32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